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andale mono" svg:font-family="'andale mono', 'lucida console', monospace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a30" officeooo:paragraph-rsid="001efa30"/>
    </style:style>
    <style:style style:name="P2" style:family="paragraph" style:parent-style-name="Standard">
      <style:text-properties officeooo:rsid="001fb897" officeooo:paragraph-rsid="001fb897"/>
    </style:style>
    <style:style style:name="P3" style:family="paragraph" style:parent-style-name="Standard">
      <style:text-properties officeooo:rsid="002134be" officeooo:paragraph-rsid="002134be"/>
    </style:style>
    <style:style style:name="P4" style:family="paragraph" style:parent-style-name="Standard">
      <style:text-properties officeooo:rsid="002246fd" officeooo:paragraph-rsid="002246fd"/>
    </style:style>
    <style:style style:name="P5" style:family="paragraph" style:parent-style-name="Preformatted_20_Text">
      <style:text-properties fo:font-variant="normal" fo:text-transform="none" fo:color="#000000" style:font-name="andale mono" fo:font-size="9pt" fo:letter-spacing="normal" fo:font-style="normal" fo:font-weight="normal" officeooo:rsid="001efa30" officeooo:paragraph-rsid="001efa30"/>
    </style:style>
    <style:style style:name="P6" style:family="paragraph" style:parent-style-name="Preformatted_20_Text">
      <style:text-properties officeooo:rsid="002134be" officeooo:paragraph-rsid="002134be"/>
    </style:style>
    <style:style style:name="P7" style:family="paragraph" style:parent-style-name="Preformatted_20_Text">
      <loext:graphic-properties draw:fill="solid" draw:fill-color="#051e30" draw:opacity="100%"/>
      <style:paragraph-properties fo:margin-top="0.635cm" fo:margin-bottom="0.247cm" loext:contextual-spacing="false" fo:orphans="2" fo:widows="2" fo:background-color="#051e30" fo:padding-left="0.265cm" fo:padding-right="0.265cm" fo:padding-top="0.106cm" fo:padding-bottom="0.106cm" fo:border-left="3pt solid #289ff4" fo:border-right="0.74pt solid #289ff4" fo:border-top="0.74pt solid #289ff4" fo:border-bottom="0.74pt solid #289ff4"/>
    </style:style>
    <style:style style:name="P8" style:family="paragraph" style:parent-style-name="Standard">
      <style:text-properties officeooo:rsid="002246fd" officeooo:paragraph-rsid="002246fd"/>
    </style:style>
    <style:style style:name="P9" style:family="paragraph" style:parent-style-name="Standard">
      <style:text-properties officeooo:rsid="00232731" officeooo:paragraph-rsid="00232731"/>
    </style:style>
    <style:style style:name="P10" style:family="paragraph" style:parent-style-name="Standard">
      <style:text-properties officeooo:rsid="0023d3e0" officeooo:paragraph-rsid="0023d3e0"/>
    </style:style>
    <style:style style:name="P11" style:family="paragraph" style:parent-style-name="Preformatted_20_Text">
      <style:text-properties officeooo:rsid="00232731" officeooo:paragraph-rsid="00232731"/>
    </style:style>
    <style:style style:name="P12" style:family="paragraph" style:parent-style-name="Preformatted_20_Text">
      <style:text-properties fo:font-variant="normal" fo:text-transform="none" fo:color="#000000" style:font-name="andale mono" fo:font-size="9pt" fo:letter-spacing="normal" fo:font-style="normal" fo:font-weight="normal" officeooo:rsid="001efa30" officeooo:paragraph-rsid="0023d3e0"/>
    </style:style>
    <style:style style:name="T1" style:family="text">
      <style:text-properties officeooo:rsid="001ecd4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ffffff" style:font-name="monospace" fo:font-size="12.75pt" fo:letter-spacing="normal" fo:font-style="normal" fo:font-weight="normal" fo:background-color="#051e30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officeooo:rsid="0023d3e0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computingforgeeks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udo </text:span>./umtskeeper --sakisoperators "USBINTERFACE='0' OTHER='USBMODEM' USBMODEM='12d1:1506' SIM_PIN='1234' APN='CUSTOM_APN' CUSTOM_APN='airtelgprs.com' APN_USER='user' APN_PASS='user'" --sakisswitches "--sudo --console" –devicename 'Huawei' --log --silent --nat 'no</text:p>
      <text:p text:style-name="Standard"/>
      <text:p text:style-name="P2">sudo -i -u couchdb <text:span text:style-name="T2">home</text:span><text:span text:style-name="T3">couchdb/bin/couchdb</text:span></text:p>
      <text:p text:style-name="Standard"/>
      <text:p text:style-name="P1">sudo ./sakis3g</text:p>
      <text:p text:style-name="P1"/>
      <text:p text:style-name="P1">curl <text:a xlink:type="simple" xlink:href="http://127.0.0.1:5984/" text:style-name="Internet_20_link" text:visited-style-name="Visited_20_Internet_20_Link">http://127.0.0.1:5984/</text:a></text:p>
      <text:p text:style-name="P1"/>
      <text:p text:style-name="P5">curl -X GET http://127.0.0.1:5984/_all_dbs</text:p>
      <text:p text:style-name="P1"/>
      <text:p text:style-name="P5">curl -X PUT http://127.0.0.1:5984/baseball</text:p>
      <text:p text:style-name="P1"/>
      <text:p text:style-name="P5">curl -X GET http://127.0.0.1:5984/_all_dbs</text:p>
      <text:p text:style-name="P1"/>
      <text:p text:style-name="P5">curl -X PUT http://127.0.0.1:5984/plankton</text:p>
      <text:p text:style-name="P1"/>
      <text:p text:style-name="P1"/>
      <text:p text:style-name="P3">service for couchdb:</text:p>
      <text:p text:style-name="P6"><text:span text:style-name="Source_20_Text"><text:span text:style-name="T4">sudo systemctl daemon-reload</text:span></text:span></text:p>
      <text:p text:style-name="P7"><text:span text:style-name="Source_20_Text"><text:span text:style-name="T4">sudo systemctl start couchdb.service</text:span></text:span></text:p>
      <text:p text:style-name="P7"><text:span text:style-name="Source_20_Text"><text:span text:style-name="T4">sudo systemctl enable couchdb.service</text:span></text:span></text:p>
      <text:p text:style-name="P3"/>
      <text:p text:style-name="P4">usename:admin</text:p>
      <text:p text:style-name="P4">password: admin</text:p>
      <text:p text:style-name="P4"/>
      <text:p text:style-name="P4"/>
      <text:p text:style-name="P9">importing json to couchdb:</text:p>
      <text:p text:style-name="P11"><text:span text:style-name="Source_20_Text"><text:span text:style-name="T5">cat myFile.json |</text:span></text:span><text:span text:style-name="Source_20_Text"><text:span text:style-name="T6"> </text:span></text:span><text:span text:style-name="Source_20_Text"><text:span text:style-name="T5">POST -sS </text:span></text:span><text:span text:style-name="Source_20_Text"><text:span text:style-name="T7">"http://myDB.couchone.com/testDB"</text:span></text:span><text:span text:style-name="Source_20_Text"><text:span text:style-name="T6"> </text:span></text:span><text:span text:style-name="Source_20_Text"><text:span text:style-name="T5">-c </text:span></text:span><text:span text:style-name="Source_20_Text"><text:span text:style-name="T7">"application/json"</text:span></text:span></text:p>
      <text:p text:style-name="P11"><text:span text:style-name="Source_20_Text"><text:span text:style-name="T5">curl -X PUT -d </text:span></text:span><text:span text:style-name="Source_20_Text"><text:span text:style-name="T7">@temp_data</text:span></text:span><text:span text:style-name="Source_20_Text"><text:span text:style-name="T5">.json http:</text:span></text:span><text:span text:style-name="Source_20_Text"><text:span text:style-name="T8">//admin:admin@127.0.0.1:5984/temp_rpi/01</text:span></text:span></text:p>
      <text:p text:style-name="P9"/>
      <text:p text:style-name="P9"/>
      <text:p text:style-name="P10">Exporting data to json file </text:p>
      <text:p text:style-name="P12">curl -X GET http://admin:admin@127.0.0.1:5984/temp_rpi/_all_docs?include_docs=true&gt; export.json</text:p>
      <text:p text:style-name="P12">curl -X GET http://admin:admin@127.0.0.1:5984/temp_rpi/_all_docs?include_docs=true&gt; export.<text:span text:style-name="T9">cs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andale mono" svg:font-family="'andale mono', 'lucida console', monospace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50:20.610595028</meta:creation-date>
    <dc:date>2019-11-04T12:11:15.960732667</dc:date>
    <meta:editing-duration>P4DT13H19M46S</meta:editing-duration>
    <meta:editing-cycles>7</meta:editing-cycles>
    <meta:generator>LibreOffice/6.1.5.2$Linux_ARM_EABI LibreOffice_project/10$Build-2</meta:generator>
    <meta:document-statistic meta:table-count="0" meta:image-count="0" meta:object-count="0" meta:page-count="1" meta:paragraph-count="20" meta:word-count="102" meta:character-count="1065" meta:non-whitespace-character-count="989"/>
  </office:meta>
</office:document-meta>
</file>